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28cm" svg:stroke-color="#127622" draw:marker-start-width="0.242cm" draw:marker-end="Arrow" draw:marker-end-width="0.242cm" svg:stroke-opacity="50%" draw:fill="solid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ot" svg:stroke-width="0.028cm" svg:stroke-color="#bf0041" draw:marker-start-width="0.242cm" draw:marker-end="Arrow" draw:marker-end-width="0.242cm" svg:stroke-opacity="50%" draw:fill="solid" draw:opacity="58%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36cm" svg:y1="4.605cm" svg:x2="2.339cm" svg:y2="2.132cm">
          <text:p/>
        </draw:line>
        <draw:line draw:style-name="gr2" draw:text-style-name="P2" draw:layer="layout" svg:x1="2.339cm" svg:y1="4.598cm" svg:x2="4.812cm" svg:y2="4.577cm">
          <text:p/>
        </draw:line>
        <draw:custom-shape draw:style-name="gr3" draw:text-style-name="P3" draw:layer="layout" svg:width="0.206cm" svg:height="0.206cm" draw:transform="rotate (-0.675616953447005) translate (2.334cm 4.4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932cm" svg:y="5.448cm">
          <draw:text-box>
            <text:p/>
          </draw:text-box>
        </draw:frame>
        <draw:frame draw:style-name="gr5" draw:text-style-name="P5" draw:layer="measurelines" svg:width="0.842cm" svg:height="0.53cm" svg:x="4.421cm" svg:y="4.6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measurelines" svg:width="0.517cm" svg:height="0.47cm" svg:x="1.808cm" svg:y="4.6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draw:layer="measurelines" svg:width="0.206cm" svg:height="0.206cm" draw:transform="rotate (-0.675616953447005) translate (5.396cm 1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96cm" svg:height="0.47cm" svg:x="4.988cm" svg:y="0.8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5.444cm" svg:y1="4.582cm" svg:x2="5.414cm" svg:y2="1.185cm">
          <text:p/>
        </draw:line>
        <draw:line draw:style-name="gr7" draw:text-style-name="P1" draw:layer="measurelines" svg:x1="2.359cm" svg:y1="4.592cm" svg:x2="5.445cm" svg:y2="4.585cm">
          <text:p/>
        </draw:line>
        <draw:frame draw:style-name="gr5" draw:text-style-name="P5" draw:layer="measurelines" svg:width="0.908cm" svg:height="0.53cm" svg:x="5.444cm" svg:y="2.9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2" draw:layer="measurelines" svg:x1="2.368cm" svg:y1="4.58cm" svg:x2="5.388cm" svg:y2="1.313cm">
          <text:p/>
        </draw:line>
        <draw:frame draw:style-name="gr5" draw:text-style-name="P5" draw:layer="measurelines" svg:width="0.773cm" svg:height="0.526cm" svg:x="3.193cm" svg:y="2.41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18T15:36:07.809007031</meta:creation-date>
    <dc:date>2022-01-19T09:47:20.328534119</dc:date>
    <meta:editing-duration>PT11M18S</meta:editing-duration>
    <meta:editing-cycles>4</meta:editing-cycles>
    <meta:generator>LibreOffice/7.2.5.2$Linux_X86_64 LibreOffice_project/499f9727c189e6ef3471021d6132d4c694f357e5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x</mi>
      <mover accent="true">
        <msub>
          <mi>x</mi>
          <mn>1</mn>
        </msub>
        <mo stretchy="false">⃗</mo>
      </mover>
    </mrow>
    <annotation encoding="StarMath 5.0">x vec x_1</annotation>
  </semantics>
</math>
</file>

<file path=Object 2/content.xml><?xml version="1.0" encoding="utf-8"?>
<math xmlns="http://www.w3.org/1998/Math/MathML" display="block">
  <semantics>
    <mrow>
      <mi>y</mi>
      <mover accent="true">
        <msub>
          <mi>y</mi>
          <mn>1</mn>
        </msub>
        <mo stretchy="false">⃗</mo>
      </mover>
    </mrow>
    <annotation encoding="StarMath 5.0">y 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over accent="true">
      <mi mathvariant="italic">OP</mi>
      <mo stretchy="false">⃗</mo>
    </mover>
    <annotation encoding="StarMath 5.0">vec OP </annotation>
  </semantics>
</math>
</file>